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adornments="Regular" style:font-pitch="fixed"/>
    <style:font-face style:name="Source Code Pro Light" svg:font-family="'Source Code Pro Light'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 style:list-style-name="L4">
      <style:graphic-properties fo:min-height="13.174cm"/>
    </style:style>
    <style:style style:name="pr7" style:family="presentation" style:parent-style-name="Vivid1-outline1" style:list-style-name="L4">
      <style:graphic-properties fo:min-height="13.174cm"/>
    </style:style>
    <style:style style:name="pr8" style:family="presentation" style:parent-style-name="Vivid1-outline1" style:list-style-name="L4">
      <style:graphic-properties fo:min-height="13.174cm"/>
    </style:style>
    <style:style style:name="pr9" style:family="presentation" style:parent-style-name="Vivid1-outline1" style:list-style-name="L4">
      <style:graphic-properties fo:min-height="13.174cm"/>
    </style:style>
    <style:style style:name="pr10" style:family="presentation" style:parent-style-name="Vivid1-outline1" style:list-style-name="L4">
      <style:graphic-properties fo:min-height="13.174cm"/>
    </style:style>
    <style:style style:name="pr11" style:family="presentation" style:parent-style-name="Vivid1-outline1" style:list-style-name="L4">
      <style:graphic-properties fo:min-height="13.174cm"/>
    </style:style>
    <style:style style:name="pr12" style:family="presentation" style:parent-style-name="Vivid1-outline1" style:list-style-name="L4">
      <style:graphic-properties fo:min-height="13.174cm"/>
    </style:style>
    <style:style style:name="pr13" style:family="presentation" style:parent-style-name="Vivid1-outline1">
      <style:graphic-properties fo:min-height="12.754cm"/>
    </style:style>
    <style:style style:name="pr14" style:family="presentation" style:parent-style-name="Vivid1-notes">
      <style:graphic-properties draw:fill-color="#ffffff" fo:min-height="12.4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18pt"/>
    </style:style>
    <style:style style:name="P3" style:family="paragraph">
      <style:paragraph-properties fo:margin-left="0cm" fo:margin-right="0cm" fo:margin-top="0cm" fo:margin-bottom="0.497cm" fo:text-indent="0cm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style:font-name="Source Code Pro" fo:font-size="48pt" style:font-size-asian="80pt" style:font-size-complex="80pt"/>
    </style:style>
    <style:style style:name="P8" style:family="paragraph">
      <loext:graphic-properties draw:fill-color="#ffffff"/>
    </style:style>
    <style:style style:name="P9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style:text-line-through-style="solid" style:text-line-through-type="single" fo:font-size="32pt" style:font-size-asian="32pt" style:font-size-complex="32pt"/>
    </style:style>
    <style:style style:name="T9" style:family="text">
      <style:text-properties style:text-line-through-style="none" style:text-line-through-type="none" fo:font-size="32pt" style:font-size-asian="32pt" style:font-size-complex="3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8pt" fo:font-style="normal" style:font-size-asian="28pt" style:font-style-asian="normal" style:font-size-complex="28pt" style:font-style-complex="normal"/>
    </style:style>
    <style:style style:name="T13" style:family="text">
      <style:text-properties style:font-name="Source Code Pro" fo:font-size="48pt" style:font-size-asian="80pt" style:font-size-complex="80pt"/>
    </style:style>
    <style:style style:name="T14" style:family="text">
      <style:text-properties style:use-window-font-color="true" style:text-outline="false" style:text-line-through-style="none" style:text-line-through-type="none" style:font-name="Source Code Pro" fo:font-size="48pt" fo:font-style="normal" fo:text-shadow="none" style:text-underline-style="none" fo:font-weight="normal" style:letter-kerning="true" style:font-size-asian="80pt" style:font-size-complex="80pt" style:text-emphasize="none" style:font-relief="none" style:text-overline-style="none" style:text-overline-color="font-color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Source Code Pro Light"/>
    </style:style>
    <style:style style:name="T17" style:family="text">
      <style:text-properties fo:font-size="32pt" fo:font-style="normal" style:font-size-asian="32pt" style:font-style-asian="normal" style:font-size-complex="32pt" style:font-style-complex="normal"/>
    </style:style>
    <style:style style:name="T18" style:family="text">
      <style:text-properties fo:font-size="19.7999992370605pt"/>
    </style:style>
    <style:style style:name="T19" style:family="text">
      <style:text-properties style:font-name="Source Code Pro Light" fo:font-style="normal" style:font-style-asian="normal" style:font-style-complex="normal"/>
    </style:style>
    <style:style style:name="T20" style:family="text">
      <style:text-properties fo:font-size="60pt" style:font-size-asian="60pt" style:font-size-complex="60pt"/>
    </style:style>
    <style:style style:name="T21" style:family="text">
      <style:text-properties style:use-window-font-color="true" style:text-outline="false" style:text-line-through-style="none" style:text-line-through-type="none" style:font-name="Source Sans Pro" fo:font-size="32pt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Source Sans Pro" fo:font-size="32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<text:span text:style-name="T1">building container images</text:span><text:line-break/>hard ways and easy ways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 text:style-name="P1">Nalin Dahyabhai, <text:a xlink:href="mailto:nalin@redhat.com" xlink:type="simple">nalin@redhat.com</text:a>, @atnalind</text:p>
            <text:p text:style-name="P1">devconf.us, 2018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ow did we get here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We’ve been talking about containers.</text:p>
                <text:list>
                  <text:list-item>
                    <text:p>Runtimes.</text:p>
                  </text:list-item>
                  <text:list-item>
                    <text:p>Engines.</text:p>
                  </text:list-item>
                  <text:list-item>
                    <text:p>Orchestration.</text:p>
                  </text:list-item>
                </text:list>
              </text:list-item>
              <text:list-item>
                <text:p>Containers are usually launched using images.</text:p>
                <text:list>
                  <text:list-item>
                    <text:p>Images are the templates for containers.</text:p>
                  </text:list-item>
                  <text:list-item>
                    <text:p text:style-name="P3">Includes the initial state of the container’s root filesystem.</text:p>
                  </text:list-item>
                  <text:list-item>
                    <text:p>Includes information about how to start the container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 are we doing here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Demystifying what’s in them.</text:span></text:p>
              </text:list-item>
              <text:list-item>
                <text:p><text:span text:style-name="T2">Demonstrating how that can be constructed.</text:span></text:p>
              </text:list-item>
              <text:list-item>
                <text:p><text:span text:style-name="T3">Defenestrating… myths?</text:span></text:p>
                <text:p><text:span text:style-name="T3"/></text:p>
                <text:p><text:span text:style-name="T3"/></text:p>
              </text:list-item>
              <text:list-item>
                <text:p><text:span text:style-name="T2">You will leave here knowing what goes into an image, and with a good idea of how to build one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’s our example case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 want to build a container image that tells me what’s in it.</text:p>
                <text:list>
                  <text:list-item>
                    <text:p>Starting with something that can be run under chroot.</text:p>
                  </text:list-item>
                  <text:list-item>
                    <text:p>Okay, maybe not my <text:span text:style-name="T4">favorite</text:span><text:span text:style-name="T5">, since it’s for an example.</text:span></text:p>
                  </text:list-item>
                </text:list>
              </text:list-item>
              <text:list-item>
                <text:p>This image needs to be good enough to be...</text:p>
              </text:list-item>
            </text:list>
            <text:list text:style-name="L3">
              <text:list-item>
                <text:list>
                  <text:list-item>
                    <text:p>… imported into my favorite container engine.</text:p>
                  </text:list-item>
                  <text:list-item>
                    <text:p>… uploaded to a registry.</text:p>
                  </text:list-item>
                  <text:list-item>
                    <text:p>… run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o what do we need to supply?</text:p>
          </draw:text-box>
        </draw:frame>
        <draw:frame presentation:style-name="pr4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Layers</text:span></text:p>
                <text:list>
                  <text:list-item>
                    <text:p><text:span text:style-name="T6">the image’s filesystem’s contents</text:span></text:p>
                  </text:list-item>
                </text:list>
              </text:list-item>
              <text:list-item>
                <text:p><text:span text:style-name="T6">Configuration</text:span></text:p>
                <text:list>
                  <text:list-item>
                    <text:p><text:span text:style-name="T6">which layers to use, and in which order, to build up the filesystem</text:span></text:p>
                  </text:list-item>
                  <text:list-item>
                    <text:p><text:span text:style-name="T6">which command to run</text:span></text:p>
                  </text:list-item>
                  <text:list-item>
                    <text:p><text:span text:style-name="T6">how to run it (environment, </text:span></text:p>
                  </text:list-item>
                </text:list>
              </text:list-item>
              <text:list-item>
                <text:p><text:span text:style-name="T6">Manifest</text:span></text:p>
                <text:list>
                  <text:list-item>
                    <text:p><text:span text:style-name="T6">list of all of the other thing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ow do we distribute an image?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7">skopeo</text:span><text:span text:style-name="T6">!</text:span></text:p>
                <text:list>
                  <text:list-item>
                    <text:p><text:span text:style-name="T6">copies images from one place to another!</text:span></text:p>
                  </text:list-item>
                  <text:list-item>
                    <text:p><text:span text:style-name="T6">handles format conversions for us!</text:span></text:p>
                  </text:list-item>
                  <text:list-item>
                    <text:p><text:span text:style-name="T6">lets us check our work!</text:span></text:p>
                  </text:list-item>
                  <text:list-item>
                    <text:p><text:span text:style-name="T8">stays crispy in milk!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9">Next: okay, let’s get to it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a layer!</text:p>
          </draw:text-box>
        </draw:frame>
        <draw:frame presentation:style-name="pr6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This might take a while.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Let’s create a layer!</text:p>
          </draw:text-box>
        </draw:frame>
        <draw:frame presentation:style-name="pr7" draw:text-style-name="P6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<text:span text:style-name="T10">In which I try to copy </text:span><text:span text:style-name="T11">find</text:span><text:span text:style-name="T12"> into a chroot.</text:span></text:p>
              </text:list-item>
              <text:list-item>
                <text:p><text:span text:style-name="T12">Oh, right, it’s not statically linked (thanks, </text:span><text:span text:style-name="T11">file</text:span><text:span text:style-name="T12">!), so it needs the dynamic linker/loader (</text:span><text:span text:style-name="T11">/lib64/ld-linux-x86-64.so.2</text:span><text:span text:style-name="T12">)</text:span><text:span text:style-name="T11"> </text:span><text:span text:style-name="T12">in the chrooted environment.</text:span></text:p>
              </text:list-item>
              <text:list-item>
                <text:p><text:span text:style-name="T12">Oh right, it’s still dynamically linked, and oh, this looks complicated.</text:span></text:p>
              </text:list-item>
              <text:list-item>
                <text:p><text:span text:style-name="T12">Maybe let’s start with a static binary.</text:span></text:p>
              </text:list-item>
              <text:list-item>
                <text:p><text:span text:style-name="T12">It’s </text:span><text:span text:style-name="T11">busybox</text:span><text:span text:style-name="T12">, isn’t it?</text:span></text:p>
              </text:list-item>
              <text:list-item>
                <text:p><text:span text:style-name="T11">tar</text:span><text:span text:style-name="T12"> it up, take a </text:span><text:span text:style-name="T11">sha256sum</text:span><text:span text:style-name="T12">.</text:span></text:p>
              </text:list-item>
              <text:list-item>
                <text:p><text:span text:style-name="T12">Next: the configuration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An example configuration.</text:p>
          </draw:text-box>
        </draw:frame>
        <draw:frame presentation:style-name="pr4" draw:text-style-name="P7" draw:layer="layout" svg:width="29.832cm" svg:height="16.936cm" svg:x="1.664cm" svg:y="4.064cm" presentation:class="outline" presentation:user-transformed="true">
          <draw:text-box>
            <text:p><text:span text:style-name="T13">{</text:span></text:p>
            <text:p><text:span text:style-name="T13"><text:s text:c="4"/></text:span><text:span text:style-name="T13">"created": "1970-01-01T00:01:00.000000000Z",</text:span></text:p>
            <text:p><text:span text:style-name="T13"><text:s text:c="4"/></text:span><text:span text:style-name="T13">"architecture": "amd64",</text:span></text:p>
            <text:p><text:span text:style-name="T13"><text:s text:c="4"/></text:span><text:span text:style-name="T13">"os": "linux",</text:span></text:p>
            <text:p><text:span text:style-name="T13"><text:s text:c="4"/></text:span><text:span text:style-name="T13">"config": {</text:span></text:p>
            <text:p><text:span text:style-name="T13"><text:s text:c="8"/></text:span><text:span text:style-name="T13">"User": "root:root",</text:span></text:p>
            <text:p><text:span text:style-name="T13"><text:s text:c="8"/></text:span><text:span text:style-name="T13">"Env": [</text:span></text:p>
            <text:p><text:span text:style-name="T13"><text:s text:c="12"/></text:span><text:span text:style-name="T13">"PATH=/usr/local/sbin:/usr/local/bin:/usr/sbin:/usr/bin:/sbin:/bin"</text:span></text:p>
            <text:p><text:span text:style-name="T13"><text:s text:c="8"/></text:span><text:span text:style-name="T13">],</text:span></text:p>
            <text:p><text:span text:style-name="T13"><text:s text:c="8"/></text:span><text:span text:style-name="T13">"Cmd": [ "/bin/bash" ],</text:span></text:p>
            <text:p><text:span text:style-name="T13"><text:s text:c="8"/></text:span><text:span text:style-name="T13">"WorkingDir": "/"</text:span></text:p>
            <text:p><text:span text:style-name="T13"><text:s text:c="4"/></text:span><text:span text:style-name="T13">},</text:span></text:p>
            <text:p><text:span text:style-name="T13"><text:s text:c="4"/></text:span><text:span text:style-name="T13">"rootfs": {</text:span></text:p>
            <text:p><text:span text:style-name="T13"><text:s text:c="8"/></text:span><text:span text:style-name="T13">"type": "layers",</text:span></text:p>
            <text:p><text:span text:style-name="T13"><text:s text:c="8"/></text:span><text:span text:style-name="T13">"diff_ids": [</text:span></text:p>
            <text:p><text:span text:style-name="T13"><text:s text:c="12"/></text:span><text:span text:style-name="T13">"sha256:e3b0c44298fc1c149afbf4c8996fb92427ae41e4649b934ca495991b7852b855"</text:span></text:p>
            <text:p><text:span text:style-name="T13"><text:s text:c="8"/></text:span><text:span text:style-name="T13">]</text:span></text:p>
            <text:p><text:span text:style-name="T13"><text:s text:c="4"/></text:span><text:span text:style-name="T13">},</text:span></text:p>
            <text:p><text:span text:style-name="T13"><text:s text:c="4"/></text:span><text:span text:style-name="T13">"history": [</text:span></text:p>
            <text:p><text:span text:style-name="T13"><text:s text:c="8"/></text:span><text:span text:style-name="T13">{</text:span></text:p>
            <text:p><text:span text:style-name="T14"><text:s text:c="12"/></text:span><text:span text:style-name="T14">"created": "</text:span><text:span text:style-name="T13">1970-01-01T00:01:00.000000000Z",</text:span></text:p>
            <text:p><text:span text:style-name="T13"><text:s text:c="12"/></text:span><text:span text:style-name="T13">"created_by": "/bin/sh -c #"</text:span></text:p>
            <text:p><text:span text:style-name="T13"><text:s text:c="8"/></text:span><text:span text:style-name="T13">}</text:span></text:p>
            <text:p><text:span text:style-name="T13"><text:s text:c="4"/></text:span><text:span text:style-name="T13">]</text:span></text:p>
            <text:p><text:span text:style-name="T13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Let’s create the configuration!</text:p>
          </draw:text-box>
        </draw:frame>
        <draw:frame presentation:style-name="pr8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This might take a while.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Let’s create the configuration!</text:p>
          </draw:text-box>
        </draw:frame>
        <draw:frame presentation:style-name="pr9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t’s not <text:span text:style-name="T4">not</text:span><text:span text:style-name="T5"> like filling in a survey.</text:span></text:p>
              </text:list-item>
              <text:list-item>
                <text:p><text:span text:style-name="T5">Yup, here’s where we need that </text:span><text:span text:style-name="T15">layer’s</text:span><text:span text:style-name="T5"> </text:span><text:span text:style-name="T4">sha256sum</text:span><text:span text:style-name="T5">.</text:span></text:p>
              </text:list-item>
              <text:list-item>
                <text:p><text:span text:style-name="T5">Let’s use the current date.</text:span></text:p>
              </text:list-item>
              <text:list-item>
                <text:p><text:span text:style-name="T5">Take a </text:span><text:span text:style-name="T4">sha256sum</text:span><text:span text:style-name="T5"> of the configuration, too.</text:span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Next: the manifest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An example manifest.</text:p>
          </draw:text-box>
        </draw:frame>
        <draw:frame presentation:style-name="pr4" draw:text-style-name="P7" draw:layer="layout" svg:width="29.832cm" svg:height="15.494cm" svg:x="1.664cm" svg:y="4.572cm" presentation:class="outline" presentation:user-transformed="true">
          <draw:text-box>
            <text:p><text:span text:style-name="T13">{</text:span></text:p>
            <text:p><text:span text:style-name="T13"><text:s text:c="2"/></text:span><text:span text:style-name="T13">"schemaVersion": 2,</text:span></text:p>
            <text:p><text:span text:style-name="T13"><text:s text:c="2"/></text:span><text:span text:style-name="T13">"config": {</text:span></text:p>
            <text:p><text:span text:style-name="T13"><text:s text:c="4"/></text:span><text:span text:style-name="T13">"mediaType": "application/vnd.oci.image.config.v1+json",</text:span></text:p>
            <text:p><text:span text:style-name="T13"><text:s text:c="4"/></text:span><text:span text:style-name="T13">"digest": "sha256:e3b0c44298fc1c149afbf4c8996fb92427ae41e4649b934ca495",</text:span></text:p>
            <text:p><text:span text:style-name="T13"><text:s text:c="4"/></text:span><text:span text:style-name="T13">"size": 0</text:span></text:p>
            <text:p><text:span text:style-name="T13"><text:s text:c="2"/></text:span><text:span text:style-name="T13">},</text:span></text:p>
            <text:p><text:span text:style-name="T13"><text:s text:c="2"/></text:span><text:span text:style-name="T13">"layers": [</text:span></text:p>
            <text:p><text:span text:style-name="T13"><text:s text:c="4"/></text:span><text:span text:style-name="T13">{</text:span></text:p>
            <text:p><text:span text:style-name="T13"><text:s text:c="6"/></text:span><text:span text:style-name="T13">"mediaType": "application/vnd.oci.image.layer.v1.tar",</text:span></text:p>
            <text:p><text:span text:style-name="T13"><text:s text:c="6"/></text:span><text:span text:style-name="T13">"digest": "sha256:e3b0c44298fc1c149afbf4c8996fb92427ae41e4649b934ca495",</text:span></text:p>
            <text:p><text:span text:style-name="T13"><text:s text:c="6"/></text:span><text:span text:style-name="T13">"size": 0</text:span></text:p>
            <text:p><text:span text:style-name="T13"><text:s text:c="4"/></text:span><text:span text:style-name="T13">}</text:span></text:p>
            <text:p><text:span text:style-name="T13"><text:s text:c="2"/></text:span><text:span text:style-name="T13">]</text:span></text:p>
            <text:p><text:span text:style-name="T13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Let’s create the manifest!</text:p>
          </draw:text-box>
        </draw:frame>
        <draw:frame presentation:style-name="pr10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This might take a while.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Let’s create the manifest!</text:p>
          </draw:text-box>
        </draw:frame>
        <draw:frame presentation:style-name="pr11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Yup, here’s where we need the <text:span text:style-name="T4">sha256sum</text:span><text:span text:style-name="T5"> of the configuration.</text:span></text:p>
              </text:list-item>
              <text:list-item>
                <text:p><text:span text:style-name="T5">The layer blobs are listed with a type that indicates that they’re not compressed.</text:span></text:p>
              </text:list-item>
              <text:list-item>
                <text:p><text:span text:style-name="T5">Let’s use the current date here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Let’s use the image!</text:p>
          </draw:text-box>
        </draw:frame>
        <draw:frame presentation:style-name="pr12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ake the layer and configuration files accessible using their digests as names, as is expected for <text:span text:style-name="T4">dir:</text:span><text:span text:style-name="T5"> locations.</text:span></text:p>
              </text:list-item>
              <text:list-item>
                <text:p>Use <text:span text:style-name="T4">skopeo</text:span> to copy it to a registry, or into an engine’s storage.</text:p>
              </text:list-item>
              <text:list-item>
                <text:p>Run it. <text:s/>Look at those glorious contents… uh-oh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Oh no! <text:s/>I own all the files!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6">unshare(1)</text:span>!</text:p>
                <text:list>
                  <text:list-item>
                    <text:p>User namespaces! <text:s/>Please tell me a beautiful lie, kernel!</text:p>
                  </text:list-item>
                  <text:list-item>
                    <text:p>Ranges of UIDs and GIDs in the namespace correspond to different ranges outside of the namespace.</text:p>
                  </text:list-item>
                  <text:list-item>
                    <text:p>What you see depends on whether you’re inside or outside.</text:p>
                  </text:list-item>
                  <text:list-item>
                    <text:p>Check mappings (inside, outside, size) in <text:span text:style-name="T4">/proc/self/uid_map</text:span></text:p>
                  </text:list-item>
                  <text:list-item>
                    <text:p>Any <text:span text:style-name="T4">outside</text:span><text:span text:style-name="T5"> values that aren’t mapped</text:span> <text:span text:style-name="T4">look</text:span> like sysctl values set for <text:span text:style-name="T4">kernel.overflowuid</text:span><text:span text:style-name="T5"> and </text:span><text:span text:style-name="T4">kernel.overflowgid</text:span><text:span text:style-name="T5">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Let’s create the layer with unshare!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f <text:span text:style-name="T4">tar </text:span><text:span text:style-name="T5">is running in an environment where everything that’s owned by me looks like it’s owned by UID/GID 0, that’s what it’ll record about the contents of the tarball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But wait, <text:span text:style-name="T4">unshare</text:span> lets us do more!</text:p>
          </draw:text-box>
        </draw:frame>
        <draw:frame presentation:style-name="pr4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We can do quite a bit more inside of an environment that’s been set up with </text:span><text:span text:style-name="T7">unshare</text:span><text:span text:style-name="T17">, like run a proper package installer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5" draw:text-style-name="P4" draw:layer="layout" svg:width="15.199cm" svg:height="12.464cm" svg:x="2.9cm" svg:y="14.157cm" presentation:class="notes" presentation:user-transformed="true">
            <draw:text-box>
              <text:p><text:span text:style-name="T18">unshare -Ur dnf -y install --installroot=`pwd`/root --releasever=28 --nogpgcheck doge</text:span></text:p>
            </draw:text-box>
          </draw:frame>
        </presentation:notes>
      </draw:page>
      <draw:page draw:name="page19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Why did I get an error from dnf?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4">unshare</text:span> defaults to mapping just one UID and one GID: yours</text:p>
              </text:list-item>
              <text:list-item>
                <text:p>not every file in every package in Fedora is owned by 0:0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Map more UIDs and GIDs!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newer <text:span text:style-name="T4">useradd</text:span> allocates ranges for <text:span text:style-name="T4">newuidmap</text:span>, <text:span text:style-name="T4">newgidmap</text:span></text:p>
                <text:list>
                  <text:list-item>
                    <text:p><text:span text:style-name="T19">/etc/subuid</text:span></text:p>
                  </text:list-item>
                  <text:list-item>
                    <text:p><text:span text:style-name="T19">/etc/subgid</text:span></text:p>
                  </text:list-item>
                </text:list>
              </text:list-item>
              <text:list-item>
                <text:p>use both, and get a whole range of IDs in the namespac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Let’s try mapping ranges of ID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0">This is it, folks!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That’s not so hard. <text:s/>I could do that.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Yes, you can!</text:p>
              </text:list-item>
              <text:list-item>
                <text:p>Welcome to the club.</text:p>
              </text:list-item>
              <text:list-item>
                <text:p><text:span text:style-name="T3">We have dues. <text:s/>I’m the treasurer. <text:s/>Give to me the monies.</text:span></text:p>
                <text:p/>
                <text:p/>
                <text:p/>
              </text:list-item>
              <text:list-item>
                <text:p>This example skipped over some messy stuff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Little protection while building?</text:p>
          </draw:text-box>
        </draw:frame>
        <draw:frame presentation:style-name="pr4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All of that code we ran, including </text:span><text:span text:style-name="T7">%post</text:span><text:span text:style-name="T6"> scripts run by </text:span><text:span text:style-name="T7">dnf</text:span><text:span text:style-name="T17">, was running as a UID 0 </text:span><text:span text:style-name="T7">in a user namespace</text:span><text:span text:style-name="T17">, mapped to </text:span><text:span text:style-name="T7">me</text:span><text:span text:style-name="T17">.</text:span></text:p>
              </text:list-item>
              <text:list-item>
                <text:p><text:span text:style-name="T17">Namespaces are only one component of what we call containers, and we were only using user namespaces.</text:span></text:p>
                <text:list>
                  <text:list-item>
                    <text:p><text:span text:style-name="T17">cgroup, ipc, mount, network, pid, uts</text:span></text:p>
                  </text:list-item>
                </text:list>
              </text:list-item>
              <text:list-item>
                <text:p><text:span text:style-name="T17">No seccomp(2) filter. <text:s/>Matters more for root.</text:span></text:p>
              </text:list-item>
              <text:list-item>
                <text:p><text:span text:style-name="T17">No control groups to limit resource usage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Multiple image formats?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5">There are multiple configuration and manifest formats.</text:span></text:p>
              </text:list-item>
              <text:list-item>
                <text:p><text:span text:style-name="T4">skopeo </text:span><text:span text:style-name="T5">quietly handles format conversions for us.</text:span></text:p>
              </text:list-item>
              <text:list-item>
                <text:p><text:span text:style-name="T5">Each format can include some information that others don’t.</text:span></text:p>
              </text:list-item>
              <text:list-item>
                <text:p text:style-name="P3"><text:span text:style-name="T4">skopeo</text:span><text:span text:style-name="T5"> quietly handles compressing layers for us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Oh, right. <text:s/>Layers.</text:p>
          </draw:text-box>
        </draw:frame>
        <draw:frame presentation:style-name="pr13" draw:layer="layout" svg:width="29.832cm" svg:height="12.954cm" svg:x="1.664cm" svg:y="5.334cm" presentation:class="outline">
          <draw:text-box>
            <text:list text:style-name="L2">
              <text:list-item>
                <text:p>Couldn’t have easily used another image as a base.</text:p>
              </text:list-item>
              <text:list-item>
                <text:p>Another image that ran a different python package would share none of its contents with the one we just built.</text:p>
              </text:list-item>
              <text:list-item>
                <text:p>Disk space and bandwidth usually aren’t free, so registries would prefer to save on both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1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Repeatability?</text:p>
          </draw:text-box>
        </draw:frame>
        <draw:frame presentation:style-name="pr13" draw:layer="layout" svg:width="29.832cm" svg:height="12.954cm" svg:x="1.664cm" svg:y="5.334cm" presentation:class="outline">
          <draw:text-box>
            <text:list text:style-name="L2">
              <text:list-item>
                <text:p>Building using direct manipulation of the rootfs is handy, but not easily repeatable when you want to rebuild your image atop an updated base image.</text:p>
              </text:list-item>
              <text:list-item>
                <text:p>Rewriting every Dockerfile out there into something else would be a big job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1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And so, we use tools.</text:p>
          </draw:text-box>
        </draw:frame>
        <draw:frame presentation:style-name="pr1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everaging container technology or awareness.</text:p>
              </text:list-item>
              <text:list-item>
                <text:p>Mostly don’t worry about differences in image formats.</text:p>
              </text:list-item>
              <text:list-item>
                <text:p>Build using layers to keep registry owners … happy, maybe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1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1" presentation:use-date-time-name="dtd1">
        <draw:frame presentation:style-name="pr3" draw:text-style-name="P9" draw:layer="layout" svg:width="29.996cm" svg:height="3.506cm" svg:x="1.664cm" svg:y="0.337cm" presentation:class="title" presentation:user-transformed="true">
          <draw:text-box>
            <text:p><text:span text:style-name="T20">ACR (Azure Container Registry) Build</text:span></text:p>
          </draw:text-box>
        </draw:frame>
        <draw:frame presentation:style-name="pr4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Currently in preview.</text:span></text:p>
              </text:list-item>
              <text:list-item>
                <text:p><text:span text:style-name="T6">Handles Dockerfiles.</text:span></text:p>
              </text:list-item>
              <text:list-item>
                <text:p><text:span text:style-name="T6">Client / server.</text:span></text:p>
                <text:list>
                  <text:list-item>
                    <text:p><text:span text:style-name="T6">Client is MIT licensed, implemented in Python.</text:span></text:p>
                  </text:list-item>
                  <text:list-item>
                    <text:p><text:span text:style-name="T6">Server does not appear to be open source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buildah (projectatomic)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andles Dockerfiles by integrating <text:span text:style-name="T4">openshift/imagebuilder</text:span>.</text:p>
                <text:list>
                  <text:list-item>
                    <text:p><text:span text:style-name="T4">openshift/imagebuilder</text:span><text:span text:style-name="T5">, in turn, integrates an older version of the parser from </text:span><text:span text:style-name="T4">docker/docker</text:span><text:span text:style-name="T5">.</text:span></text:p>
                  </text:list-item>
                </text:list>
              </text:list-item>
              <text:list-item>
                <text:p>Offers direct manipulation as an alternative method.</text:p>
              </text:list-item>
              <text:list-item>
                <text:p><text:span text:style-name="T21">Uses </text:span><text:span text:style-name="T22">runc</text:span><text:span text:style-name="T23"> </text:span>for handling RUN instructions.</text:p>
              </text:list-item>
              <text:list-item>
                <text:p>Integrates <text:span text:style-name="T4">containers/image</text:span> for pushing image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buildkit (moby)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lient / local server.</text:p>
              </text:list-item>
              <text:list-item>
                <text:p>Expects LLB input.</text:p>
              </text:list-item>
              <text:list-item>
                <text:p>Handles Dockerfiles as a wrapper around LLB.</text:p>
              </text:list-item>
              <text:list-item>
                <text:p>Uses <text:span text:style-name="T4">runc</text:span> for handling RUN instructions.</text:p>
              </text:list-item>
              <text:list-item>
                <text:p>Pushes images using native logic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docker build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lient / local server: dockerd does the actual building/tagging/pushing.</text:p>
              </text:list-item>
              <text:list-item>
                <text:p>Handles Dockerfiles by integrating <text:span text:style-name="T4">moby/buildkit</text:span><text:span text:style-name="T5">’s parser</text:span>.</text:p>
              </text:list-item>
              <text:list-item>
                <text:p>Uses <text:span text:style-name="T4">runc</text:span> for handling RUN instructions.</text:p>
              </text:list-item>
              <text:list-item>
                <text:p>Pushes images using native logic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gcb (Google Cloud Build)</text:p>
          </draw:text-box>
        </draw:frame>
        <draw:frame presentation:style-name="pr4" draw:text-style-name="P5" draw:layer="layout" svg:width="29.832cm" svg:height="12.954cm" svg:x="1.27cm" svg:y="5.334cm" presentation:class="outline" presentation:user-transformed="true">
          <draw:text-box>
            <text:list text:style-name="L2">
              <text:list-item>
                <text:p text:style-name="P3"><text:span text:style-name="T6">Offers YAML build config.</text:span></text:p>
              </text:list-item>
              <text:list-item>
                <text:p><text:span text:style-name="T6">Handles Dockerfiles using the </text:span><text:span text:style-name="T7">docker</text:span><text:span text:style-name="T17"> client in a container.</text:span></text:p>
              </text:list-item>
              <text:list-item>
                <text:p text:style-name="P3"><text:span text:style-name="T6">Client / cloud server.</text:span></text:p>
                <text:list>
                  <text:list-item>
                    <text:p><text:span text:style-name="T6">Server can be run locally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img (genuinetools)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andles Dockerfiles by integrating <text:span text:style-name="T4">moby/buildkit</text:span>.</text:p>
              </text:list-item>
              <text:list-item>
                <text:p>Uses <text:span text:style-name="T4">runc</text:span> for handling RUN instructions.</text:p>
              </text:list-item>
              <text:list-item>
                <text:p>Pushes images by integrating <text:span text:style-name="T4">moby/buildkit</text:span>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kaniko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xpects to be run from its image as a container.</text:p>
              </text:list-item>
              <text:list-item>
                <text:p>Handles Dockerfiles by integrating <text:span text:style-name="T4">moby/buildkit</text:span>.</text:p>
              </text:list-item>
              <text:list-item>
                <text:p>Explodes the base image onto the container’s own filesystem, running RUN instructions directly.</text:p>
              </text:list-item>
              <text:list-item>
                <text:p>Pushes images by integrating <text:span text:style-name="T4">google/go-containerregistry</text:span>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Acknowledgment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kihiro Suda’s buildbench</text:p>
              </text:list-item>
              <text:list-item>
                <text:p>github.com/containerbuilding’s cbi docs</text:p>
              </text:list-item>
              <text:list-item>
                <text:p>rootlesskit</text:p>
              </text:list-item>
              <text:list-item>
                <text:p>buildkit and its doc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Slides and Script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ttps://github.com/nalind/devconf.us-2018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adornments="Regular" style:font-pitch="fixed"/>
    <style:font-face style:name="Source Code Pro Light" svg:font-family="'Source Code Pro Light'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7:05:09.277176402</meta:creation-date>
    <meta:editing-duration>PT4H1M31S</meta:editing-duration>
    <meta:editing-cycles>24</meta:editing-cycles>
    <meta:generator>LibreOffice/6.0.6.1$Linux_X86_64 LibreOffice_project/00$Build-1</meta:generator>
    <dc:title>Vivid</dc:title>
    <dc:date>2018-08-17T22:41:45.216923151</dc:date>
    <meta:document-statistic meta:object-count="184"/>
  </office:meta>
</office:document-meta>
</file>